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</office:font-face-decls>
  <office:automatic-styles>
    <style:style style:name="P1" style:parent-style-name="p_para001" style:master-page-name="MP0" style:family="paragraph">
      <style:paragraph-properties fo:break-before="page" fo:margin-bottom="0.0972in"/>
    </style:style>
    <style:style style:name="T2" style:parent-style-name="span_text001" style:family="text">
      <style:text-properties fo:font-size="11pt" style:font-size-asian="11pt" style:font-size-complex="11pt" fo:language="en" fo:country="GB"/>
    </style:style>
    <style:style style:name="P3" style:parent-style-name="p_para002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4" style:parent-style-name="p_para003" style:family="paragraph">
      <style:paragraph-properties fo:margin-bottom="0.0972in"/>
    </style:style>
    <style:style style:name="T5" style:parent-style-name="span_text003" style:family="text">
      <style:text-properties fo:font-size="11pt" style:font-size-asian="11pt" style:font-size-complex="11pt" fo:language="en" fo:country="GB"/>
    </style:style>
    <style:style style:name="P6" style:parent-style-name="p_para004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7" style:parent-style-name="p_para005" style:family="paragraph">
      <style:paragraph-properties fo:margin-bottom="0.0972in"/>
    </style:style>
    <style:style style:name="T8" style:parent-style-name="span_text005" style:family="text">
      <style:text-properties fo:font-size="11pt" style:font-size-asian="11pt" style:font-size-complex="11pt" fo:language="en" fo:country="GB"/>
    </style:style>
    <style:style style:name="T9" style:parent-style-name="span_text005" style:family="text">
      <style:text-properties fo:font-size="11pt" style:font-size-asian="11pt" style:font-size-complex="11pt" fo:language="en" fo:country="GB"/>
    </style:style>
    <style:style style:name="P10" style:parent-style-name="p_para006" style:family="paragraph">
      <style:paragraph-properties fo:margin-bottom="0.0972in"/>
    </style:style>
    <style:style style:name="T11" style:parent-style-name="span_text006" style:family="text">
      <style:text-properties fo:font-size="11pt" style:font-size-asian="11pt" style:font-size-complex="11pt" fo:language="en" fo:country="GB"/>
    </style:style>
    <style:style style:name="P12" style:parent-style-name="p_para007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13" style:parent-style-name="p_para008" style:family="paragraph">
      <style:paragraph-properties fo:margin-bottom="0.0972in"/>
    </style:style>
    <style:style style:name="T14" style:parent-style-name="span_text008" style:family="text">
      <style:text-properties fo:font-size="11pt" style:font-size-asian="11pt" style:font-size-complex="11pt" fo:language="en" fo:country="GB"/>
    </style:style>
    <style:style style:name="P15" style:parent-style-name="p_para009" style:family="paragraph">
      <style:paragraph-properties fo:margin-bottom="0.0972in"/>
    </style:style>
    <style:style style:name="T16" style:parent-style-name="span_text009" style:family="text">
      <style:text-properties fo:font-size="11pt" style:font-size-asian="11pt" style:font-size-complex="11pt" fo:language="en" fo:country="GB"/>
    </style:style>
    <style:style style:name="T17" style:parent-style-name="span_text009" style:family="text">
      <style:text-properties style:font-name="Arial" style:font-name-complex="Arial" fo:font-size="10pt" style:font-size-asian="10pt" style:font-size-complex="10pt" fo:language="en" fo:country="GB"/>
    </style:style>
    <style:style style:name="P18" style:parent-style-name="p_para010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19" style:parent-style-name="p_para011" style:family="paragraph">
      <style:paragraph-properties fo:margin-bottom="0.0972in"/>
    </style:style>
    <style:style style:name="T20" style:parent-style-name="span_text011" style:family="text">
      <style:text-properties fo:font-size="11pt" style:font-size-asian="11pt" style:font-size-complex="11pt" fo:language="en" fo:country="GB"/>
    </style:style>
    <style:style style:name="P21" style:parent-style-name="p_para012" style:family="paragraph">
      <style:paragraph-properties fo:margin-bottom="0.0972in"/>
    </style:style>
    <style:style style:name="T22" style:parent-style-name="span_text012" style:family="text">
      <style:text-properties fo:font-size="11pt" style:font-size-asian="11pt" style:font-size-complex="11pt" fo:language="en" fo:country="GB"/>
    </style:style>
    <style:style style:name="T23" style:parent-style-name="DefaultParagraphFont" style:family="text">
      <style:text-properties style:font-name="Arial" style:font-name-complex="Arial" fo:font-weight="bold" style:font-weight-asian="bold" style:font-weight-complex="bold" fo:color="#4D5156" fo:background-color="#FFFFFF"/>
    </style:style>
    <style:style style:name="T24" style:parent-style-name="DefaultParagraphFont" style:family="text">
      <style:text-properties style:font-name="Arial" style:font-name-complex="Arial" fo:background-color="#FFFFFF"/>
    </style:style>
    <style:style style:name="T25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T26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P27" style:parent-style-name="p_para012" style:family="paragraph">
      <style:paragraph-properties fo:margin-bottom="0.0972in"/>
      <style:text-properties style:font-name="Arial" style:font-name-complex="Arial" fo:background-color="#FFFFFF"/>
    </style:style>
    <style:style style:name="P28" style:parent-style-name="p_para014" style:family="paragraph">
      <style:paragraph-properties fo:margin-bottom="0.0972in"/>
    </style:style>
    <style:style style:name="T29" style:parent-style-name="span_text014" style:family="text">
      <style:text-properties fo:font-size="11pt" style:font-size-asian="11pt" style:font-size-complex="11pt" fo:language="en" fo:country="GB"/>
    </style:style>
    <style:style style:name="P30" style:parent-style-name="p_para014" style:family="paragraph">
      <style:paragraph-properties fo:margin-bottom="0.0972in"/>
    </style:style>
    <style:style style:name="T31" style:parent-style-name="span_text015" style:family="text">
      <style:text-properties fo:font-size="11pt" style:font-size-asian="11pt" style:font-size-complex="11pt" fo:language="en" fo:country="GB"/>
    </style:style>
    <style:style style:name="T32" style:parent-style-name="span_text016" style:family="text">
      <style:text-properties fo:font-size="11pt" style:font-size-asian="11pt" style:font-size-complex="11pt" fo:language="en" fo:country="GB"/>
    </style:style>
    <style:style style:name="P33" style:parent-style-name="p_para016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34" style:parent-style-name="p_para017" style:family="paragraph">
      <style:paragraph-properties fo:margin-bottom="0.0972in"/>
    </style:style>
    <style:style style:name="T35" style:parent-style-name="span_text018" style:family="text">
      <style:text-properties fo:font-size="11pt" style:font-size-asian="11pt" style:font-size-complex="11pt" fo:language="en" fo:country="GB"/>
    </style:style>
    <style:style style:name="P36" style:parent-style-name="p_para017" style:family="paragraph">
      <style:paragraph-properties fo:margin-bottom="0.0972in"/>
    </style:style>
    <style:style style:name="T37" style:parent-style-name="span_text019" style:family="text">
      <style:text-properties fo:font-size="11pt" style:font-size-asian="11pt" style:font-size-complex="11pt" fo:language="en" fo:country="GB"/>
    </style:style>
    <style:style style:name="P38" style:parent-style-name="p_para019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39" style:parent-style-name="p_para020" style:family="paragraph">
      <style:paragraph-properties fo:margin-bottom="0.0972in"/>
    </style:style>
    <style:style style:name="T40" style:parent-style-name="span_text021" style:family="text">
      <style:text-properties fo:font-size="11pt" style:font-size-asian="11pt" style:font-size-complex="11pt" fo:language="en" fo:country="GB"/>
    </style:style>
    <style:style style:name="P41" style:parent-style-name="p_para020" style:family="paragraph">
      <style:paragraph-properties fo:margin-bottom="0.0972in"/>
    </style:style>
    <style:style style:name="T42" style:parent-style-name="span_text022" style:family="text">
      <style:text-properties fo:font-size="11pt" style:font-size-asian="11pt" style:font-size-complex="11pt" fo:language="en" fo:country="GB"/>
    </style:style>
    <style:style style:name="P43" style:parent-style-name="p_para022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44" style:parent-style-name="p_para022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45" style:parent-style-name="p_para023" style:family="paragraph">
      <style:paragraph-properties fo:margin-bottom="0.0972in"/>
    </style:style>
    <style:style style:name="P46" style:parent-style-name="p_para023" style:family="paragraph">
      <style:paragraph-properties fo:margin-bottom="0.0972in"/>
    </style:style>
    <style:style style:name="T47" style:parent-style-name="span_text024" style:family="text">
      <style:text-properties fo:font-size="11pt" style:font-size-asian="11pt" style:font-size-complex="11pt" fo:language="en" fo:country="GB"/>
    </style:style>
    <style:style style:name="T48" style:parent-style-name="span_text024" style:family="text">
      <style:text-properties fo:font-size="11pt" style:font-size-asian="11pt" style:font-size-complex="11pt" fo:language="en" fo:country="GB"/>
    </style:style>
    <style:style style:name="P49" style:parent-style-name="p_para023" style:family="paragraph">
      <style:paragraph-properties fo:margin-bottom="0.0972in"/>
    </style:style>
    <style:style style:name="T50" style:parent-style-name="span_text024" style:family="text">
      <style:text-properties fo:font-size="11pt" style:font-size-asian="11pt" style:font-size-complex="11pt" fo:language="en" fo:country="GB"/>
    </style:style>
    <style:style style:name="P51" style:parent-style-name="Normal_0" style:family="paragraph">
      <style:text-properties fo:language="en" fo:country="GB"/>
    </style:style>
    <style:style style:name="T52" style:parent-style-name="span_text027" style:family="text">
      <style:text-properties fo:language="en" fo:country="GB"/>
    </style:style>
    <style:style style:name="T53" style:parent-style-name="span_text028" style:family="text">
      <style:text-properties fo:language="en" fo:country="GB"/>
    </style:style>
    <style:style style:name="T54" style:parent-style-name="span_text028" style:family="text">
      <style:text-properties style:font-name="Arial" style:font-name-complex="Arial" fo:font-size="10pt" style:font-size-asian="10pt" style:font-size-complex="10pt" fo:language="en" fo:country="GB"/>
    </style:style>
    <style:style style:name="T55" style:parent-style-name="span_text029" style:family="text">
      <style:text-properties style:font-name="Arial" style:font-name-complex="Arial" fo:font-size="10pt" style:font-size-asian="10pt" style:font-size-complex="10pt" fo:language="en" fo:country="GB"/>
    </style:style>
    <style:style style:name="P56" style:parent-style-name="Normal_0" style:family="paragraph">
      <style:text-properties fo:language="en" fo:country="GB"/>
    </style:style>
    <style:style style:name="T57" style:parent-style-name="span_text031" style:family="text">
      <style:text-properties fo:language="en" fo:country="GB"/>
    </style:style>
    <style:style style:name="T58" style:parent-style-name="span_text032" style:family="text">
      <style:text-properties fo:language="en" fo:country="GB"/>
    </style:style>
    <style:style style:name="T59" style:parent-style-name="span_text032" style:family="text">
      <style:text-properties fo:language="en" fo:country="GB"/>
    </style:style>
    <style:style style:name="T60" style:parent-style-name="DefaultParagraphFont" style:family="text">
      <style:text-properties style:font-name="Arial" style:font-name-asian="Arial" style:font-name-complex="Arial" fo:color="#202124" fo:font-size="10.5pt" style:font-size-asian="10.5pt" style:font-size-complex="10.5pt" fo:language="en" fo:country="GB"/>
    </style:style>
    <style:style style:name="P61" style:parent-style-name="Normal_0" style:family="paragraph">
      <style:text-properties fo:language="en" fo:country="GB"/>
    </style:style>
    <style:style style:name="P62" style:parent-style-name="Normal_0" style:family="paragraph">
      <style:text-properties fo:language="en" fo:country="GB"/>
    </style:style>
    <style:style style:name="T63" style:parent-style-name="span_text034" style:family="text">
      <style:text-properties fo:language="en" fo:country="GB"/>
    </style:style>
    <style:style style:name="T64" style:parent-style-name="span_text035" style:family="text">
      <style:text-properties fo:language="en" fo:country="GB"/>
    </style:style>
    <style:style style:name="T65" style:parent-style-name="DefaultParagraphFont" style:family="text">
      <style:text-properties style:font-name="Arial" style:font-name-complex="Arial" fo:color="#273239" fo:letter-spacing="0.0013in" fo:font-size="13pt" style:font-size-asian="13pt" style:font-size-complex="13pt" fo:background-color="#FFFFFF"/>
    </style:style>
    <style:style style:name="T66" style:parent-style-name="DefaultParagraphFont" style:family="text">
      <style:text-properties style:font-name="Arial" style:font-name-complex="Arial" fo:letter-spacing="0.0013in" fo:font-size="10pt" style:font-size-asian="10pt" style:font-size-complex="10pt" fo:background-color="#FFFFFF"/>
    </style:style>
    <style:style style:name="T67" style:parent-style-name="DefaultParagraphFont" style:family="text">
      <style:text-properties style:font-name="Arial" style:font-name-complex="Arial" fo:color="#273239" fo:letter-spacing="0.0013in" fo:font-size="13pt" style:font-size-asian="13pt" style:font-size-complex="13pt" fo:background-color="#FFFFFF"/>
    </style:style>
    <style:style style:name="P68" style:parent-style-name="Normal_0" style:family="paragraph">
      <style:text-properties fo:language="en" fo:country="GB"/>
    </style:style>
    <style:style style:name="T69" style:parent-style-name="span_text037" style:family="text">
      <style:text-properties fo:language="en" fo:country="GB"/>
    </style:style>
    <style:style style:name="T70" style:parent-style-name="span_text038" style:family="text">
      <style:text-properties fo:language="en" fo:country="GB"/>
    </style:style>
    <style:style style:name="T71" style:parent-style-name="span_text038" style:family="text">
      <style:text-properties style:font-name="Arial" style:font-name-complex="Arial" fo:font-size="10pt" style:font-size-asian="10pt" style:font-size-complex="10pt" fo:language="en" fo:country="GB"/>
    </style:style>
    <style:style style:name="T72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T73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P74" style:parent-style-name="Normal_0" style:family="paragraph">
      <style:text-properties fo:language="en" fo:country="GB"/>
    </style:style>
    <style:style style:name="T75" style:parent-style-name="span_text040" style:family="text">
      <style:text-properties fo:language="en" fo:country="GB"/>
    </style:style>
    <style:style style:name="T76" style:parent-style-name="span_text040" style:family="text">
      <style:text-properties fo:language="en" fo:country="GB"/>
    </style:style>
    <style:style style:name="T77" style:parent-style-name="DefaultParagraphFont" style:family="text">
      <style:text-properties style:font-name="Georgia" fo:color="#282828" fo:font-size="13pt" style:font-size-asian="13pt" style:font-size-complex="13pt" fo:background-color="#FFFFFF"/>
    </style:style>
    <style:style style:name="T78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P79" style:parent-style-name="Normal_0" style:family="paragraph">
      <style:text-properties fo:language="en" fo:country="GB"/>
    </style:style>
    <style:style style:name="P80" style:parent-style-name="Normal_0" style:family="paragraph">
      <style:text-properties fo:language="en" fo:country="GB"/>
    </style:style>
    <style:style style:name="T81" style:parent-style-name="span_text042" style:family="text">
      <style:text-properties fo:language="en" fo:country="GB"/>
    </style:style>
    <style:style style:name="T82" style:parent-style-name="span_text043" style:family="text">
      <style:text-properties fo:language="en" fo:country="GB"/>
    </style:style>
    <style:style style:name="T83" style:parent-style-name="DefaultParagraphFont" style:family="text">
      <style:text-properties style:font-name="Arial" style:font-name-complex="Arial" fo:color="#4D5156" fo:background-color="#FFFFFF"/>
    </style:style>
    <style:style style:name="T84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T85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 fo:background-color="#FFFFFF"/>
    </style:style>
    <style:style style:name="T86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P87" style:parent-style-name="Normal_0" style:family="paragraph">
      <style:text-properties fo:language="en" fo:country="GB"/>
    </style:style>
    <style:style style:name="T88" style:parent-style-name="span_text045" style:family="text">
      <style:text-properties fo:language="en" fo:country="GB"/>
    </style:style>
    <style:style style:name="T89" style:parent-style-name="span_text046" style:family="text">
      <style:text-properties fo:language="en" fo:country="GB"/>
    </style:style>
    <style:style style:name="T90" style:parent-style-name="span_text046" style:family="text">
      <style:text-properties style:font-name="Arial" style:font-name-complex="Arial" fo:font-size="10pt" style:font-size-asian="10pt" style:font-size-complex="10pt" fo:language="en" fo:country="GB"/>
    </style:style>
    <style:style style:name="T91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T92" style:parent-style-name="DefaultParagraphFont" style:family="text">
      <style:text-properties style:font-name="Arial" style:font-name-complex="Arial" fo:font-size="10pt" style:font-size-asian="10pt" style:font-size-complex="10pt" fo:background-color="#FFFFFF"/>
    </style:style>
    <style:style style:name="P93" style:parent-style-name="Normal_0" style:family="paragraph">
      <style:text-properties fo:language="en" fo:country="GB"/>
    </style:style>
    <style:style style:name="T94" style:parent-style-name="span_text048" style:family="text">
      <style:text-properties fo:language="en" fo:country="GB"/>
    </style:style>
    <style:style style:name="T95" style:parent-style-name="span_text049" style:family="text">
      <style:text-properties fo:language="en" fo:country="GB"/>
    </style:style>
    <style:style style:name="P96" style:parent-style-name="Normal_0" style:family="paragraph">
      <style:text-properties fo:language="en" fo:country="GB"/>
    </style:style>
    <style:style style:name="P97" style:parent-style-name="Normal_0" style:family="paragraph">
      <style:text-properties fo:language="en" fo:country="GB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<text:s/></text:span><text:span text:style-name="T9">java?</text:span></text:p>
      <text:p text:style-name="P10"><text:span text:style-name="T11">A: <text:s/>//This is how a comment is added in Java</text:span></text:p>
      <text:p text:style-name="P12"/>
      <text:p text:style-name="P13"><text:span text:style-name="T14">Q2: How to add a comment in Python?</text:span></text:p>
      <text:p text:style-name="P15"><text:span text:style-name="T16">A: <text:s/></text:span><text:span text:style-name="T17">#this is how you add comments in Python.</text:span></text:p>
      <text:p text:style-name="P18"/>
      <text:p text:style-name="P19"><text:span text:style-name="T20">Q3: How to add a multi-line comment in python?</text:span></text:p>
      <text:p text:style-name="P21"><text:span text:style-name="T22">A:</text:span><text:span text:style-name="T23"><text:s/></text:span><text:span text:style-name="T24"><text:s/></text:span><text:span text:style-name="T25">By using consecutive # single-line comments, multi-line<text:s/></text:span><text:span text:style-name="T26">comments can be added in Python</text:span></text:p>
      <text:p text:style-name="P27"/>
      <text:p text:style-name="P28"><text:span text:style-name="T29">Q4: Print hello world in Python</text:span></text:p>
      <text:p text:style-name="P30"><text:span text:style-name="T31">A:<text:s/></text:span><text:span text:style-name="T32">print("Hello World")</text:span></text:p>
      <text:p text:style-name="P33"/>
      <text:p text:style-name="P34"><text:span text:style-name="T35">Q5: Print hello world in java</text:span></text:p>
      <text:p text:style-name="P36"><text:span text:style-name="T37">A: System.out.print("Hello World");</text:span></text:p>
      <text:p text:style-name="P38"/>
      <text:p text:style-name="P39"><text:span text:style-name="T40">Q6: Print hello world in javascript using console.log</text:span></text:p>
      <text:p text:style-name="P41"><text:span text:style-name="T42">A: console.log(“hello world”);</text:span></text:p>
      <text:p text:style-name="P43"/>
      <text:p text:style-name="P44"/>
      <text:p text:style-name="P45"/>
      <text:soft-page-break/>
      <text:p text:style-name="P46"><text:span text:style-name="T47">Q7: Add a<text:s/></text:span><text:span text:style-name="T48">readme in this repository for the steps to make a PR.</text:span></text:p>
      <text:p text:style-name="P49"><text:span text:style-name="T50">A: Readme.md file added in this repository with name – “Readme.(Steps to create PR).md”.</text:span></text:p>
      <text:p text:style-name="P51"/>
      <text:p text:style-name="Normal_0"><text:span text:style-name="T52">Q8: What are HTML &amp; CSS?</text:span></text:p>
      <text:p text:style-name="Normal_0"><text:span text:style-name="T53">A:<text:s/></text:span><text:span text:style-name="T54">HTML is a markup language,</text:span></text:p>
      <text:p text:style-name="Normal_0"><text:span text:style-name="T55">CSS is a styling language.</text:span></text:p>
      <text:p text:style-name="Normal_0"/>
      <text:p text:style-name="P56"/>
      <text:p text:style-name="Normal_0"><text:span text:style-name="T57">Q9: What’s an algorithm?</text:span></text:p>
      <text:p text:style-name="Normal_0"><text:span text:style-name="T58">A:<text:s/></text:span><text:span text:style-name="T59">A</text:span><text:span text:style-name="T60"> process or set of rules to be followed in calculations or other problem-solving operations, especially by a computer.</text:span></text:p>
      <text:p text:style-name="P61"/>
      <text:p text:style-name="P62"/>
      <text:p text:style-name="Normal_0"><text:span text:style-name="T63">Q10: What is flowchart?</text:span></text:p>
      <text:p text:style-name="Normal_0"><text:span text:style-name="T64">A:</text:span><text:span text:style-name="T65"><text:s/></text:span><text:span text:style-name="T66">Flowchart is a graphical representation of an algorithm</text:span><text:span text:style-name="T67">.</text:span></text:p>
      <text:p text:style-name="Normal_0"/>
      <text:p text:style-name="P68"/>
      <text:p text:style-name="Normal_0"><text:span text:style-name="T69">Q11: What are variables?</text:span></text:p>
      <text:p text:style-name="Normal_0"><text:span text:style-name="T70">A</text:span><text:span text:style-name="T71">:</text:span><text:span text:style-name="T72"><text:s/> A variable is a<text:s/></text:span><text:span text:style-name="T73">value that can change, depending on conditions or on information passed to the program.</text:span></text:p>
      <text:p text:style-name="Normal_0"/>
      <text:p text:style-name="P74"/>
      <text:p text:style-name="Normal_0"><text:span text:style-name="T75">Q12: What are loops?</text:span></text:p>
      <text:p text:style-name="Normal_0"><text:span text:style-name="T76">A:</text:span><text:span text:style-name="T77"><text:s/></text:span><text:span text:style-name="T78">A loop in a computer program is an instruction that repeats until a specified condition is reached.</text:span></text:p>
      <text:p text:style-name="P79"/>
      <text:p text:style-name="P80"/>
      <text:p text:style-name="Normal_0"><text:span text:style-name="T81">Q13: Compiler vs Interpreter?</text:span></text:p>
      <text:p text:style-name="Normal_0"><text:span text:style-name="T82">A:</text:span><text:span text:style-name="T83"><text:s/></text:span><text:span text:style-name="T84">Interpreter translates just one statement of the program at a time into machine code, whereas,</text:span><text:span text:style-name="T85"><text:s/></text:span><text:span text:style-name="T86">Compiler scans the entire program and translates the whole of it into machine code at once.</text:span></text:p>
      <text:p text:style-name="Normal_0"/>
      <text:p text:style-name="P87"/>
      <text:p text:style-name="Normal_0"><text:span text:style-name="T88">Q14: What is Machine Code?</text:span></text:p>
      <text:p text:style-name="Normal_0"><text:span text:style-name="T89">A</text:span><text:span text:style-name="T90">:</text:span><text:span text:style-name="T91"><text:s/>Machine code (MC) is an executable in</text:span><text:span text:style-name="T92">struction code provided by all running computer system programs and applications.</text:span></text:p>
      <text:p text:style-name="Normal_0"/>
      <text:p text:style-name="P93"/>
      <text:p text:style-name="Normal_0"><text:span text:style-name="T94">Q15: Name some HTML tags</text:span></text:p>
      <text:p text:style-name="Normal_0"><text:span text:style-name="T95">A:  &lt;!DOCTYPE&gt; , &lt;html&gt; , &lt;head&gt;, &lt;title&gt;, &lt;body&gt;, &lt;p&gt;, &lt;br&gt;, &lt;footer&gt; are some HTML tags</text:span></text:p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1666in"/>
      <style:text-properties style:font-name="Times New Roman" fo:font-weight="bold" style:font-weight-asian="bold" style:font-weight-complex="bold" fo:color="#2F5496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keep-with-next="always" fo:keep-together="always" fo:margin-top="0.0277in"/>
      <style:text-properties style:font-name="Times New Roman" fo:font-weight="bold" style:font-weight-asian="bold" style:font-weight-complex="bold" fo:color="#2F5496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keep-with-next="always" fo:keep-together="always" fo:margin-top="0.0277in"/>
      <style:text-properties style:font-name="Times New Roman" fo:font-weight="bold" style:font-weight-asian="bold" style:font-weight-complex="bold" fo:color="#1F3763" fo:font-size="14pt" style:font-size-asian="14pt" style:font-size-complex="14pt" fo:hyphenate="false"/>
    </style:style>
    <style:style style:name="Heading4" style:display-name="Heading 4" style:family="paragraph" style:parent-style-name="Normal" style:default-outline-level="4">
      <style:paragraph-properties fo:keep-with-next="always" fo:keep-together="always" fo:margin-top="0.0277in"/>
      <style:text-properties style:font-name="Times New Roman" fo:font-weight="bold" style:font-weight-asian="bold" style:font-weight-complex="bold" style:font-style-complex="italic" fo:color="#2F5496" fo:hyphenate="false"/>
    </style:style>
    <style:style style:name="Heading5" style:display-name="Heading 5" style:family="paragraph" style:parent-style-name="Normal" style:default-outline-level="5">
      <style:paragraph-properties fo:keep-with-next="always" fo:keep-together="always" fo:margin-top="0.0277in"/>
      <style:text-properties style:font-name="Times New Roman" fo:font-weight="bold" style:font-weight-asian="bold" style:font-weight-complex="bold" fo:color="#2F5496" fo:font-size="10pt" style:font-size-asian="10pt" style:font-size-complex="10pt" fo:hyphenate="false"/>
    </style:style>
    <style:style style:name="Heading6" style:display-name="Heading 6" style:family="paragraph" style:parent-style-name="Normal" style:default-outline-level="6">
      <style:paragraph-properties fo:keep-with-next="always" fo:keep-together="always" fo:margin-top="0.0277in"/>
      <style:text-properties style:font-name="Times New Roman" fo:font-weight="bold" style:font-weight-asian="bold" style:font-weight-complex="bold" fo:color="#1F3763" fo:font-size="8pt" style:font-size-asian="8pt" style:font-size-complex="8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div_Section1" style:display-name="div_Section1" style:family="paragraph" style:parent-style-name="Normal">
      <style:text-properties fo:hyphenate="false"/>
    </style:style>
    <style:style style:name="p_para001" style:display-name="p_para001" style:family="paragraph" style:parent-style-name="Normal">
      <style:paragraph-properties fo:line-height="132%"/>
      <style:text-properties fo:hyphenate="false"/>
    </style:style>
    <style:style style:name="span_text001" style:display-name="span_text001" style:family="text" style:parent-style-name="DefaultParagraphFont">
      <style:text-properties style:font-name="Segoe UI" style:font-name-asian="Segoe UI" style:font-name-complex="Segoe UI" fo:color="#000000"/>
    </style:style>
    <style:style style:name="p_para002" style:display-name="p_para002" style:family="paragraph" style:parent-style-name="Normal">
      <style:paragraph-properties fo:line-height="132%"/>
      <style:text-properties fo:hyphenate="false"/>
    </style:style>
    <style:style style:name="span_text002" style:display-name="span_text002" style:family="text" style:parent-style-name="DefaultParagraphFont"/>
    <style:style style:name="p_para003" style:display-name="p_para003" style:family="paragraph" style:parent-style-name="Normal">
      <style:paragraph-properties fo:line-height="132%"/>
      <style:text-properties fo:hyphenate="false"/>
    </style:style>
    <style:style style:name="span_text003" style:display-name="span_text003" style:family="text" style:parent-style-name="DefaultParagraphFont">
      <style:text-properties style:font-name="Segoe UI" style:font-name-asian="Segoe UI" style:font-name-complex="Segoe UI" fo:color="#000000"/>
    </style:style>
    <style:style style:name="p_para004" style:display-name="p_para004" style:family="paragraph" style:parent-style-name="Normal">
      <style:paragraph-properties fo:line-height="132%"/>
      <style:text-properties fo:hyphenate="false"/>
    </style:style>
    <style:style style:name="span_text004" style:display-name="span_text004" style:family="text" style:parent-style-name="DefaultParagraphFont"/>
    <style:style style:name="p_para005" style:display-name="p_para005" style:family="paragraph" style:parent-style-name="Normal">
      <style:paragraph-properties fo:line-height="132%"/>
      <style:text-properties fo:hyphenate="false"/>
    </style:style>
    <style:style style:name="span_text005" style:display-name="span_text005" style:family="text" style:parent-style-name="DefaultParagraphFont">
      <style:text-properties style:font-name="Segoe UI" style:font-name-asian="Segoe UI" style:font-name-complex="Segoe UI" fo:color="#000000"/>
    </style:style>
    <style:style style:name="p_para006" style:display-name="p_para006" style:family="paragraph" style:parent-style-name="Normal">
      <style:paragraph-properties fo:line-height="132%"/>
      <style:text-properties fo:hyphenate="false"/>
    </style:style>
    <style:style style:name="span_text006" style:display-name="span_text006" style:family="text" style:parent-style-name="DefaultParagraphFont">
      <style:text-properties style:font-name="Segoe UI" style:font-name-asian="Segoe UI" style:font-name-complex="Segoe UI" fo:color="#000000"/>
    </style:style>
    <style:style style:name="p_para007" style:display-name="p_para007" style:family="paragraph" style:parent-style-name="Normal">
      <style:paragraph-properties fo:line-height="132%"/>
      <style:text-properties fo:hyphenate="false"/>
    </style:style>
    <style:style style:name="span_text007" style:display-name="span_text007" style:family="text" style:parent-style-name="DefaultParagraphFont"/>
    <style:style style:name="p_para008" style:display-name="p_para008" style:family="paragraph" style:parent-style-name="Normal">
      <style:paragraph-properties fo:line-height="132%"/>
      <style:text-properties fo:hyphenate="false"/>
    </style:style>
    <style:style style:name="span_text008" style:display-name="span_text008" style:family="text" style:parent-style-name="DefaultParagraphFont">
      <style:text-properties style:font-name="Segoe UI" style:font-name-asian="Segoe UI" style:font-name-complex="Segoe UI" fo:color="#000000"/>
    </style:style>
    <style:style style:name="p_para009" style:display-name="p_para009" style:family="paragraph" style:parent-style-name="Normal">
      <style:paragraph-properties fo:line-height="132%"/>
      <style:text-properties fo:hyphenate="false"/>
    </style:style>
    <style:style style:name="span_text009" style:display-name="span_text009" style:family="text" style:parent-style-name="DefaultParagraphFont">
      <style:text-properties style:font-name="Segoe UI" style:font-name-asian="Segoe UI" style:font-name-complex="Segoe UI" fo:color="#000000"/>
    </style:style>
    <style:style style:name="p_para010" style:display-name="p_para010" style:family="paragraph" style:parent-style-name="Normal">
      <style:paragraph-properties fo:line-height="132%"/>
      <style:text-properties fo:hyphenate="false"/>
    </style:style>
    <style:style style:name="span_text010" style:display-name="span_text010" style:family="text" style:parent-style-name="DefaultParagraphFont"/>
    <style:style style:name="p_para011" style:display-name="p_para011" style:family="paragraph" style:parent-style-name="Normal">
      <style:paragraph-properties fo:line-height="132%"/>
      <style:text-properties fo:hyphenate="false"/>
    </style:style>
    <style:style style:name="span_text011" style:display-name="span_text011" style:family="text" style:parent-style-name="DefaultParagraphFont">
      <style:text-properties style:font-name="Segoe UI" style:font-name-asian="Segoe UI" style:font-name-complex="Segoe UI" fo:color="#000000"/>
    </style:style>
    <style:style style:name="p_para012" style:display-name="p_para012" style:family="paragraph" style:parent-style-name="Normal">
      <style:paragraph-properties fo:line-height="132%"/>
      <style:text-properties fo:hyphenate="false"/>
    </style:style>
    <style:style style:name="span_text012" style:display-name="span_text012" style:family="text" style:parent-style-name="DefaultParagraphFont">
      <style:text-properties style:font-name="Segoe UI" style:font-name-asian="Segoe UI" style:font-name-complex="Segoe UI" fo:color="#000000"/>
    </style:style>
    <style:style style:name="p_para013" style:display-name="p_para013" style:family="paragraph" style:parent-style-name="Normal">
      <style:paragraph-properties fo:line-height="132%"/>
      <style:text-properties fo:hyphenate="false"/>
    </style:style>
    <style:style style:name="span_text013" style:display-name="span_text013" style:family="text" style:parent-style-name="DefaultParagraphFont"/>
    <style:style style:name="p_para014" style:display-name="p_para014" style:family="paragraph" style:parent-style-name="Normal">
      <style:paragraph-properties fo:line-height="132%"/>
      <style:text-properties fo:hyphenate="false"/>
    </style:style>
    <style:style style:name="span_text014" style:display-name="span_text014" style:family="text" style:parent-style-name="DefaultParagraphFont">
      <style:text-properties style:font-name="Segoe UI" style:font-name-asian="Segoe UI" style:font-name-complex="Segoe UI" fo:color="#000000"/>
    </style:style>
    <style:style style:name="p_para015" style:display-name="p_para015" style:family="paragraph" style:parent-style-name="Normal">
      <style:paragraph-properties fo:line-height="132%"/>
      <style:text-properties fo:hyphenate="false"/>
    </style:style>
    <style:style style:name="span_text015" style:display-name="span_text015" style:family="text" style:parent-style-name="DefaultParagraphFont">
      <style:text-properties style:font-name="Segoe UI" style:font-name-asian="Segoe UI" style:font-name-complex="Segoe UI" fo:color="#000000"/>
    </style:style>
    <style:style style:name="span_text016" style:display-name="span_text016" style:family="text" style:parent-style-name="DefaultParagraphFont">
      <style:text-properties style:font-name="Segoe UI" style:font-name-asian="Segoe UI" style:font-name-complex="Segoe UI" fo:color="#000000"/>
    </style:style>
    <style:style style:name="p_para016" style:display-name="p_para016" style:family="paragraph" style:parent-style-name="Normal">
      <style:paragraph-properties fo:line-height="132%"/>
      <style:text-properties fo:hyphenate="false"/>
    </style:style>
    <style:style style:name="span_text017" style:display-name="span_text017" style:family="text" style:parent-style-name="DefaultParagraphFont"/>
    <style:style style:name="p_para017" style:display-name="p_para017" style:family="paragraph" style:parent-style-name="Normal">
      <style:paragraph-properties fo:line-height="132%"/>
      <style:text-properties fo:hyphenate="false"/>
    </style:style>
    <style:style style:name="span_text018" style:display-name="span_text018" style:family="text" style:parent-style-name="DefaultParagraphFont">
      <style:text-properties style:font-name="Segoe UI" style:font-name-asian="Segoe UI" style:font-name-complex="Segoe UI" fo:color="#000000"/>
    </style:style>
    <style:style style:name="p_para018" style:display-name="p_para018" style:family="paragraph" style:parent-style-name="Normal">
      <style:paragraph-properties fo:line-height="132%"/>
      <style:text-properties fo:hyphenate="false"/>
    </style:style>
    <style:style style:name="span_text019" style:display-name="span_text019" style:family="text" style:parent-style-name="DefaultParagraphFont">
      <style:text-properties style:font-name="Segoe UI" style:font-name-asian="Segoe UI" style:font-name-complex="Segoe UI" fo:color="#000000"/>
    </style:style>
    <style:style style:name="p_para019" style:display-name="p_para019" style:family="paragraph" style:parent-style-name="Normal">
      <style:paragraph-properties fo:line-height="132%"/>
      <style:text-properties fo:hyphenate="false"/>
    </style:style>
    <style:style style:name="span_text020" style:display-name="span_text020" style:family="text" style:parent-style-name="DefaultParagraphFont"/>
    <style:style style:name="p_para020" style:display-name="p_para020" style:family="paragraph" style:parent-style-name="Normal">
      <style:paragraph-properties fo:line-height="132%"/>
      <style:text-properties fo:hyphenate="false"/>
    </style:style>
    <style:style style:name="span_text021" style:display-name="span_text021" style:family="text" style:parent-style-name="DefaultParagraphFont">
      <style:text-properties style:font-name="Segoe UI" style:font-name-asian="Segoe UI" style:font-name-complex="Segoe UI" fo:color="#000000"/>
    </style:style>
    <style:style style:name="p_para021" style:display-name="p_para021" style:family="paragraph" style:parent-style-name="Normal">
      <style:paragraph-properties fo:line-height="132%"/>
      <style:text-properties fo:hyphenate="false"/>
    </style:style>
    <style:style style:name="span_text022" style:display-name="span_text022" style:family="text" style:parent-style-name="DefaultParagraphFont">
      <style:text-properties style:font-name="Segoe UI" style:font-name-asian="Segoe UI" style:font-name-complex="Segoe UI" fo:color="#000000"/>
    </style:style>
    <style:style style:name="p_para022" style:display-name="p_para022" style:family="paragraph" style:parent-style-name="Normal">
      <style:paragraph-properties fo:line-height="132%"/>
      <style:text-properties fo:hyphenate="false"/>
    </style:style>
    <style:style style:name="span_text023" style:display-name="span_text023" style:family="text" style:parent-style-name="DefaultParagraphFont"/>
    <style:style style:name="p_para023" style:display-name="p_para023" style:family="paragraph" style:parent-style-name="Normal">
      <style:paragraph-properties fo:line-height="132%"/>
      <style:text-properties fo:hyphenate="false"/>
    </style:style>
    <style:style style:name="span_text024" style:display-name="span_text024" style:family="text" style:parent-style-name="DefaultParagraphFont">
      <style:text-properties style:font-name="Segoe UI" style:font-name-asian="Segoe UI" style:font-name-complex="Segoe UI" fo:color="#000000"/>
    </style:style>
    <style:style style:name="Normal_0" style:display-name="Normal_0" style:family="paragraph" style:parent-style-name="Normal">
      <style:text-properties style:font-name-asian="Calibri" style:font-name-complex="Calibri" fo:font-size="11pt" style:font-size-asian="11pt" style:font-size-complex="11pt" fo:hyphenate="false"/>
    </style:style>
    <style:style style:name="span_text025" style:display-name="span_text02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6" style:display-name="span_text026" style:family="text" style:parent-style-name="DefaultParagraphFont"/>
    <style:style style:name="span_text027" style:display-name="span_text02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8" style:display-name="span_text02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9" style:display-name="span_text02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0" style:display-name="span_text030" style:family="text" style:parent-style-name="DefaultParagraphFont"/>
    <style:style style:name="span_text031" style:display-name="span_text031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2" style:display-name="span_text03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3" style:display-name="span_text033" style:family="text" style:parent-style-name="DefaultParagraphFont"/>
    <style:style style:name="span_text034" style:display-name="span_text034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5" style:display-name="span_text03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6" style:display-name="span_text036" style:family="text" style:parent-style-name="DefaultParagraphFont"/>
    <style:style style:name="span_text037" style:display-name="span_text03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8" style:display-name="span_text03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9" style:display-name="span_text039" style:family="text" style:parent-style-name="DefaultParagraphFont"/>
    <style:style style:name="span_text040" style:display-name="span_text040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1" style:display-name="span_text041" style:family="text" style:parent-style-name="DefaultParagraphFont"/>
    <style:style style:name="span_text042" style:display-name="span_text04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3" style:display-name="span_text043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4" style:display-name="span_text044" style:family="text" style:parent-style-name="DefaultParagraphFont"/>
    <style:style style:name="span_text045" style:display-name="span_text04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6" style:display-name="span_text046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7" style:display-name="span_text047" style:family="text" style:parent-style-name="DefaultParagraphFont"/>
    <style:style style:name="span_text048" style:display-name="span_text04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9" style:display-name="span_text04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50" style:display-name="span_text050" style:family="text" style:parent-style-name="DefaultParagraphFont"/>
    <style:style style:name="span_text051" style:display-name="span_text05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Kavya</dc:creator>
    <meta:creation-date>2021-10-03T18:58:00Z</meta:creation-date>
    <dc:date>2021-10-03T20:11:00Z</dc:date>
    <meta:template xlink:href="Normal.dotm" xlink:type="simple"/>
    <meta:editing-cycles>3</meta:editing-cycles>
    <meta:editing-duration>PT4380S</meta:editing-duration>
    <meta:document-statistic meta:page-count="2" meta:paragraph-count="3" meta:word-count="290" meta:character-count="1943" meta:row-count="13" meta:non-whitespace-character-count="1656"/>
  </office:meta>
</office:document-meta>
</file>